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e66c9" officeooo:paragraph-rsid="001e66c9"/>
    </style:style>
    <style:style style:name="P2" style:family="paragraph" style:parent-style-name="Standard">
      <style:paragraph-properties fo:text-align="start" style:justify-single-word="false"/>
      <style:text-properties officeooo:rsid="001e66c9" officeooo:paragraph-rsid="001e66c9"/>
    </style:style>
    <style:style style:name="P3" style:family="paragraph" style:parent-style-name="Standard">
      <style:paragraph-properties fo:text-align="start" style:justify-single-word="false"/>
      <style:text-properties officeooo:rsid="00201e08" officeooo:paragraph-rsid="00201e08"/>
    </style:style>
    <style:style style:name="P4" style:family="paragraph" style:parent-style-name="Standard">
      <style:paragraph-properties fo:text-align="start" style:justify-single-word="false"/>
      <style:text-properties officeooo:rsid="00201e08" officeooo:paragraph-rsid="00235a0c"/>
    </style:style>
    <style:style style:name="P5" style:family="paragraph" style:parent-style-name="Standard">
      <style:paragraph-properties fo:text-align="start" style:justify-single-word="false"/>
      <style:text-properties fo:font-size="28pt" fo:font-weight="normal" officeooo:rsid="00201e08" officeooo:paragraph-rsid="00235a0c" style:font-size-asian="28pt" style:font-weight-asian="normal" style:font-size-complex="28pt" style:font-weight-complex="normal"/>
    </style:style>
    <style:style style:name="P6" style:family="paragraph" style:parent-style-name="Standard">
      <style:paragraph-properties fo:text-align="start" style:justify-single-word="false"/>
      <style:text-properties style:font-name="Times New Roman" officeooo:rsid="00201e08" officeooo:paragraph-rsid="00201e08"/>
    </style:style>
    <style:style style:name="P7" style:family="paragraph" style:parent-style-name="Standard">
      <style:paragraph-properties fo:line-height="200%" fo:text-align="start" style:justify-single-word="false"/>
      <style:text-properties style:font-name="Times New Roman" officeooo:rsid="00201e08" officeooo:paragraph-rsid="00235a0c"/>
    </style:style>
    <style:style style:name="P8" style:family="paragraph" style:parent-style-name="Standard">
      <style:paragraph-properties fo:text-align="center" style:justify-single-word="false"/>
      <style:text-properties style:font-name="Times New Roman" officeooo:rsid="001e66c9" officeooo:paragraph-rsid="001e66c9"/>
    </style:style>
    <style:style style:name="P9" style:family="paragraph" style:parent-style-name="Standard">
      <style:paragraph-properties fo:line-height="200%" fo:text-align="start" style:justify-single-word="false"/>
      <style:text-properties style:font-name="Times New Roman" officeooo:rsid="00235a0c" officeooo:paragraph-rsid="00274cd0"/>
    </style:style>
    <style:style style:name="T1" style:family="text">
      <style:text-properties officeooo:rsid="0021ee70"/>
    </style:style>
    <style:style style:name="T2" style:family="text">
      <style:text-properties officeooo:rsid="0025f3ef"/>
    </style:style>
    <style:style style:name="T3" style:family="text">
      <style:text-properties officeooo:rsid="00274cd0"/>
    </style:style>
    <style:style style:name="T4" style:family="text">
      <style:text-properties officeooo:rsid="00277a20"/>
    </style:style>
    <number:date-style style:name="N120">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evor Bramwell</text:p>
      <text:p text:style-name="P6">COMM326 – Intercultural Communication</text:p>
      <text:p text:style-name="P6">Dr. Elizabeth Root</text:p>
      <text:p text:style-name="P6"><text:date style:data-style-name="N120" text:date-value="2015-01-14T21:14:22.768569518" text:fixed="true">14 January 2015</text:date></text:p>
      <text:p text:style-name="P8"/>
      <text:p text:style-name="P8">Cultural Artifact</text:p>
      <text:p text:style-name="P8"/>
      <text:p text:style-name="P7"><text:tab/>My artifact is a dance shoe. <text:span text:style-name="T2">It's purpose is to make it easier for you to slide on the dance floor. It's important to be able to move your feet freely when dancing, for turning and spinning, and tennis shoes tend to generate more friction. I choose it because dancing is something I'm passionate about, and it is a voluntary cultural group I belong to here at OSU. I've been dancing since I came to OSU in 2010.</text:span></text:p>
      <text:p text:style-name="P9"><text:span text:style-name="T3"><text:tab/>My</text:span> shoe r<text:span text:style-name="T3">epresents three values from dance culture. The first value is humility. This is shoe isn't flashy, bright, or colorful. It's just flat black and white. My dance teacher told me this story of a time she took a private lesson. At this lesson there were about three of four couples, and she noticed this couple at the back of the room. The entire time they just walked back and forth, back and forth, practicing the basic step. My teacher pulled the instructor aside near the end of class and asked: “What's up with those two. Are they beginners?” The instructor burst into laughter. After catching his breath they responded: “No, no, no, of course not. Those are two of the best dancers in the world!” The moral being that you are never too good not to practice the basics. </text:span></text:p>
      <text:p text:style-name="P9"><text:span text:style-name="T3"><text:tab/>This shoe also represents the value of </text:span>hard-work. <text:span text:style-name="T3">My</text:span> shoe is well wo<text:span text:style-name="T3">r</text:span>n. When you mention dancing <text:span text:style-name="T3">often times</text:span> people think of <text:span text:style-name="T3">regal </text:span>ballrooms, gowns, <text:span text:style-name="T3">and </text:span>black ties, <text:span text:style-name="T3">and graceful dancers floating across the room.</text:span> <text:span text:style-name="T3">It takes many hours of </text:span>sweat, sore muscles, and frustration from being stepped on for the fourth time in a row, <text:span text:style-name="T3">to get to that point.</text:span> <text:span text:style-name="T3">Dancers don't just wake up one day knowing all the steps.</text:span></text:p>
      <text:p text:style-name="P9"><text:span text:style-name="T3"><text:tab/>The last value is leadership. The heel of my shoe is hard, it's not soft or flimsy. In dance we refer to people as leads and follows, because not all leads are men and not all follows are women. And as a leader you need to be firm and direct. If you don't provide your follow with a clear lead, your plan </text:span><text:soft-page-break/><text:span text:style-name="T3">will end in hurt toes or a confused and irritated partner. This is also one of the hardest aspects of dance, because each partner has a different style of following.</text:span></text:p>
      <text:p text:style-name="P9"><text:tab/><text:span text:style-name="T4">My dance shoe represent these values of humility, hard-work, and leadership, and in turn my culture and the culture of 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9:59:24.236823744</meta:creation-date>
    <dc:date>2015-01-14T23:24:23.174479358</dc:date>
    <meta:editing-duration>PT1H53M16S</meta:editing-duration>
    <meta:editing-cycles>5</meta:editing-cycles>
    <meta:generator>LibreOffice/4.2.7.2$Linux_X86_64 LibreOffice_project/420m0$Build-2</meta:generator>
    <meta:document-statistic meta:table-count="0" meta:image-count="0" meta:object-count="0" meta:page-count="2" meta:paragraph-count="10" meta:word-count="417" meta:character-count="2297" meta:non-whitespace-character-count="1883"/>
  </office:meta>
</office:document-meta>
</file>